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Versionado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9"/>
        <table:table-column table:style-name="co4" table:default-cell-style-name="ce4"/>
        <table:table-row table:style-name="ro1">
          <table:table-cell table:style-name="ce1" office:value-type="string" table:number-columns-spanned="4" table:number-rows-spanned="1">
            <text:p>SMARTSOFT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>
            <text:p>Entrega</text:p>
          </table:table-cell>
          <table:table-cell table:style-name="ce2" office:value-type="string">
            <text:p>Requerimientos Incluidos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Fecha / Duración estimada</text:p>
          </table:table-cell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- Mudanza a los tres primeros pisos del edificio nuevo.</text:p>
          </table:table-cell>
          <table:table-cell table:style-name="ce8" office:value-type="string" table:number-columns-spanned="1" table:number-rows-spanned="3">
            <text:p>Trabajar en los tres primeros pisos disponibles, teniendo a todo el personal trabajando y todos los servicios de telecomunicaciones y servidores funcionando</text:p>
          </table:table-cell>
          <table:table-cell table:style-name="ce12" office:value-type="string" table:number-columns-spanned="1" table:number-rows-spanned="3">
            <text:p>4 meses</text:p>
          </table:table-cell>
        </table:table-row>
        <table:table-row table:style-name="ro4">
          <table:covered-table-cell/>
          <table:table-cell table:style-name="ce6" office:value-type="string">
            <text:p>- Instalación del mobiliario, redes, telecomunicaciones y servidores a los tres primeros pisos.</text:p>
          </table:table-cell>
          <table:covered-table-cell table:number-columns-repeated="2"/>
        </table:table-row>
        <table:table-row table:style-name="ro2">
          <table:covered-table-cell/>
          <table:table-cell table:style-name="ce7" office:value-type="string">
            <text:p>- Ubicación del personal.</text:p>
          </table:table-cell>
          <table:covered-table-cell table:number-columns-repeated="2"/>
        </table:table-row>
        <table:table-row table:style-name="ro4">
          <table:table-cell table:style-name="ce3" office:value-type="float" office:value="2" table:number-columns-spanned="1" table:number-rows-spanned="2">
            <text:p>2</text:p>
          </table:table-cell>
          <table:table-cell office:value-type="string">
            <text:p>- Instalación del mobiliario, redes, telecomunicaciones y servidores a los dos últimos pisos.</text:p>
          </table:table-cell>
          <table:table-cell table:style-name="ce10" office:value-type="string" table:number-columns-spanned="1" table:number-rows-spanned="2">
            <text:p>Trabajar en el edificio totalmente mudado e instalado.</text:p>
          </table:table-cell>
          <table:table-cell table:style-name="ce13" office:value-type="string" table:number-columns-spanned="1" table:number-rows-spanned="2">
            <text:p>2 meses</text:p>
          </table:table-cell>
        </table:table-row>
        <table:table-row table:style-name="ro5">
          <table:covered-table-cell table:style-name="Default"/>
          <table:table-cell table:style-name="ce7" office:value-type="string">
            <text:p>- Redistribucción de las distintas áreas y</text:p>
            <text:p>personal de la empresa en los cinco pisos.</text:p>
            <text:p/>
          </table:table-cell>
          <table:covered-table-cell table:style-name="ce11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6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LibreOffice/3.3$Unix LibreOffice_project/330m19$Build-301</meta:generator>
    <dc:date>2011-09-02T16:36:52</dc:date>
    <dc:creator>Lucia </dc:creator>
    <meta:editing-duration>PT37M46S</meta:editing-duration>
    <meta:editing-cycles>11</meta:editing-cycles>
    <meta:document-statistic meta:table-count="1" meta:cell-count="16" meta:object-count="0"/>
  </office:meta>
</office:document-meta>
</file>